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91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cm" svg:height="0.4cm" svg:x="15.1cm" svg:y="8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.6cm" svg:x="15.1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cm" svg:height="4.2cm" svg:x="15.1cm" svg:y="11.7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21cm" svg:height="2.4cm" svg:x="1.4cm" svg:y="0.6cm">
          <text:p text:style-name="P2">Option 1 (default): Resistance (unit: days) between layers depends only on the top layer properties (i.e. top layer vertical conductivity and top layer thickness) and does not depend on the bottom layer properties. <text:s text:c="4"/></text:p>
          <draw:enhanced-geometry svg:viewBox="0 0 21600 21600" draw:type="rectangle" draw:enhanced-path="M 0 0 L 21600 0 21600 21600 0 21600 0 0 Z N"/>
        </draw:custom-shape>
        <draw:connector draw:style-name="gr4" draw:text-style-name="P1" xml:id="id1" draw:id="id1" draw:layer="layout" draw:type="line" svg:x1="14.7cm" svg:y1="8.7cm" svg:x2="14.701cm" svg:y2="11.785cm" svg:d="M14700 8700l1 3085" svg:viewBox="0 0 2 3086">
          <text:p/>
        </draw:connector>
        <draw:connector draw:style-name="gr4" draw:text-style-name="P1" draw:layer="layout" draw:type="line" svg:x1="14.701cm" svg:y1="11.785cm" svg:x2="14.721cm" svg:y2="15.945cm" draw:start-shape="id1" draw:start-glue-point="3" svg:d="M14701 11785l20 4160" svg:viewBox="0 0 21 4161">
          <text:p/>
        </draw:connector>
        <draw:frame draw:style-name="gr5" draw:text-style-name="P2" draw:layer="layout" svg:width="1.805cm" svg:height="0.963cm" svg:x="13.5cm" svg:y="9.7cm">
          <draw:text-box>
            <text:p text:style-name="P2">Dd</text:p>
          </draw:text-box>
        </draw:frame>
        <draw:connector draw:style-name="gr4" draw:text-style-name="P1" draw:layer="layout" draw:type="line" svg:x1="12.83cm" svg:y1="8.7cm" svg:x2="12.88cm" svg:y2="15.934cm" svg:d="M12830 8700l50 7234" svg:viewBox="0 0 51 7235">
          <text:p/>
        </draw:connector>
        <draw:frame draw:style-name="gr5" draw:text-style-name="P2" draw:layer="layout" svg:width="2.405cm" svg:height="0.963cm" svg:x="11.895cm" svg:y="11.6cm">
          <draw:text-box>
            <text:p text:style-name="P2">Dt (m)</text:p>
          </draw:text-box>
        </draw:frame>
        <draw:frame draw:style-name="gr5" draw:text-style-name="P2" draw:layer="layout" svg:width="2.971cm" svg:height="0.963cm" svg:x="12.73cm" svg:y="13.401cm">
          <draw:text-box>
            <text:p text:style-name="P2">Dt-Dd</text:p>
          </draw:text-box>
        </draw:frame>
        <draw:path draw:style-name="gr6" draw:text-style-name="P1" draw:layer="layout" svg:width="11.161cm" svg:height="3.105cm" draw:transform="skewX (-0.486772328381218) rotate (-0.796044671834614) translate (3.18398353533923cm 0.823762124492298cm)" svg:viewBox="0 0 11162 3106" svg:d="M0 2762c309-92 560 26 887-32 291-52 622-191 883 138 200 250 528 238 808 237 257-1 942-133 1183-54 275 91 349-15 611-34 323-23 339 65 652-46 298-105 585-207 870-368 223-126 456-218 693-311 220-86 414-226 643-307 242-87 458-33 658-186 317-241 370-23 736-211 292-150 477-277 792-340 342-67 212-352 569-434l171-174 251-167 755-473">
          <text:p/>
        </draw:path>
        <draw:path draw:style-name="gr6" draw:text-style-name="P1" draw:layer="layout" svg:width="17.587cm" svg:height="6.215cm" draw:transform="skewX (-0.610516172347616) rotate (-1.31580372307853) translate (7.56357855195214cm -1.11950616336387cm)" svg:viewBox="0 0 17588 6216" svg:d="M0 5939c565 24 1149 22 1696 172 447 121 1516-29 1990 80 469 108 1327-168 1809-162 554 7 951-326 1489-265 604 70 500-222 1083-208 611 14 563-245 1035-410 454-156 693-190 1035-409 342-218 620-390 925-629 329-257 856-505 1307-692 553-229 940-609 1687-755 508-99 523-422 924-629 372-191 253-163 630-353l587-367 508-393 883-919">
          <text:p/>
        </draw:path>
        <draw:path draw:style-name="gr6" draw:text-style-name="P1" draw:layer="layout" svg:width="4.499cm" svg:height="6.796cm" draw:transform="rotate (-1.5707963267949) translate (12cm 7.2cm)" svg:viewBox="0 0 4500 6797" svg:d="M0 6797c279 1 577-43 837-97 338-71 472-298 701-451 202-135 163-299 541-421 329-106 328-425 521-639 156-172 332-404 400-585 72-191 417-243 400-438-13-162 149-136 200-293 60-180 285-336 313-524 27-178 133-771 261-939l209-709 117-693v-1008">
          <text:p/>
        </draw:path>
        <draw:line draw:style-name="gr6" draw:text-style-name="P1" draw:layer="layout" svg:x1="10.992cm" svg:y1="5.8cm" svg:x2="11.05cm" svg:y2="16.5cm">
          <text:p/>
        </draw:line>
        <draw:frame draw:style-name="gr7" draw:text-style-name="P2" draw:layer="layout" svg:width="3.662cm" svg:height="1.163cm" svg:x="7.538cm" svg:y="9.237cm">
          <draw:text-box>
            <text:p text:style-name="P2">(kh,kv)_top</text:p>
          </draw:text-box>
        </draw:frame>
        <draw:frame draw:style-name="gr7" draw:text-style-name="P2" draw:layer="layout" svg:width="4.177cm" svg:height="1.163cm" svg:x="7.3cm" svg:y="12.138cm">
          <draw:text-box>
            <text:p text:style-name="P2">(kh)_bottom</text:p>
          </draw:text-box>
        </draw:frame>
        <draw:frame draw:style-name="gr5" draw:text-style-name="P2" draw:layer="layout" svg:width="9.705cm" svg:height="0.963cm" svg:x="17.595cm" svg:y="8.637cm">
          <draw:text-box>
            <text:p text:style-name="P2">TRAN (m2/day-1) = kh_top x Dd </text:p>
          </draw:text-box>
        </draw:frame>
        <draw:line draw:style-name="gr6" draw:text-style-name="P1" draw:layer="layout" svg:x1="17.7cm" svg:y1="11.7cm" svg:x2="24.7cm" svg:y2="11.7cm">
          <text:p/>
        </draw:line>
        <draw:frame draw:style-name="gr5" draw:text-style-name="P2" draw:layer="layout" svg:width="9.404cm" svg:height="0.963cm" svg:x="17.596cm" svg:y="9.538cm">
          <draw:text-box>
            <text:p text:style-name="P2">RES (day) = Dd / kv_top</text:p>
          </draw:text-box>
        </draw:frame>
        <draw:frame draw:style-name="gr5" draw:text-style-name="P2" draw:layer="layout" svg:width="3.205cm" svg:height="0.963cm" svg:x="17.595cm" svg:y="12.637cm">
          <draw:text-box>
            <text:p text:style-name="P2">TRAN: </text:p>
          </draw:text-box>
        </draw:frame>
        <draw:frame draw:style-name="gr5" draw:text-style-name="P2" draw:layer="layout" svg:width="9.404cm" svg:height="0.963cm" svg:x="17.596cm" svg:y="10.239cm">
          <draw:text-box>
            <text:p text:style-name="P2">Vcont (day) = Dd / kv_top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05:37:34.048380055</meta:creation-date>
    <dc:date>2017-01-23T07:39:09.120197167</dc:date>
    <meta:editing-duration>PT1H33M43S</meta:editing-duration>
    <meta:editing-cycles>7</meta:editing-cycles>
    <meta:generator>LibreOffice/4.2.8.2$Linux_X86_64 LibreOffice_project/420m0$Build-2</meta:generator>
    <meta:document-statistic meta:object-count="45"/>
  </office:meta>
</office:document-meta>
</file>